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4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Milestone</text:p>
          </table:table-cell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  <table:table-cell office:value-type="string" calcext:value-type="string">
            <text:p>Vorono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  <table:table-cell/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  <table:table-cell/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 work on comp geom module and plotting <text:s/>(concave hull bug fixed + new structures)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9<text:span text:style-name="T1">th</text:span> 2015</text:p>
          </table:table-cell>
          <table:table-cell office:value-type="string" calcext:value-type="string">
            <text:p>1 p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asic comp geom module (world.py) with cell-specific vector and ecm data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10<text:span text:style-name="T1">th</text:span> 2015</text:p>
          </table:table-cell>
          <table:table-cell office:value-type="string" calcext:value-type="string">
            <text:p>9 am to 1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and improving plots and preparing a progress report 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/>
          <table:table-cell office:value-type="string" calcext:value-type="string">
            <text:p>5 pm to 9 p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 gap junctions, improved plots, fixed documentation 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11<text:span text:style-name="T1">th</text:span> 2015</text:p>
          </table:table-cell>
          <table:table-cell office:value-type="string" calcext:value-type="string">
            <text:p>5 pm –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5<text:span text:style-name="T1">th</text:span> 2015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6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ing diffusion computations &amp; RK4 methodology </text:p>
          </table:table-cell>
          <table:table-cell office:value-type="string" calcext:value-type="string">
            <text:p>RK4 solver</text:p>
          </table:table-cell>
        </table:table-row>
        <table:table-row table:style-name="ro2" table:number-rows-repeated="104855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00-00-00</text:date>, <text:time style:data-style-name="N2" text:time-value="22:01:11.367989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1-16T22:02:20.430870445</dc:date>
    <dc:creator>Alexis Pietak</dc:creator>
    <meta:editing-duration>PT9H46M57S</meta:editing-duration>
    <meta:editing-cycles>28</meta:editing-cycles>
    <meta:document-statistic meta:table-count="1" meta:cell-count="62" meta:object-count="0"/>
  </office:meta>
</office:document-meta>
</file>